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left="36.00pt" fo:text-indent="0.00p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left="36.00pt" fo:text-indent="0.00p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left="36.00pt" fo:text-indent="0.00p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left="36.00pt" fo:text-indent="0.00p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list text:style-name="L1">
        <text:list-item>
          <text:p text:style-name="P1"><text:span text:style-name="T1">iki rfıd baglantı linki</text:span></text:p>
        </text:list-item>
      </text:list>
      <text:p text:style-name="P2"><text:a xlink:href="https://www.youtube.com/watch?v=HmGmFknAIqc"><text:span text:style-name="T2">https://www.youtube.com/watch?v=HmGmFknAIqc</text:span></text:a><text:span text:style-name="T3"/></text:p>
      <text:list text:style-name="L3">
        <text:list-item>
          <text:p text:style-name="P3"><text:span text:style-name="T3">rfıd libraries link</text:span></text:p>
        </text:list-item>
      </text:list>
      <text:p text:style-name="P4"><text:a xlink:href="https://www.arduinolibraries.info/libraries/mfrc522"><text:span text:style-name="T4">https://www.arduinolibraries.info/libraries/mfrc522</text:span></text:a><text:span text:style-name="T5"/></text:p>
      <text:list text:style-name="L5">
        <text:list-item>
          <text:p text:style-name="P5"><text:span text:style-name="T5">RFID hakkında bilgi aldığım link<text:s/></text:span><text:a xlink:href="https://github.com/nlamprian/RFID/tree/d8d0c9c68dbb3dfba1d2e56c5496703e8f40be60"><text:span text:style-name="T6">https://github.com/nlamprian/RFID/tree/d8d0c9c68dbb3dfba1d2e56c5496703e8f40be60</text:span></text:a><text:span text:style-name="T7"/></text:p>
        </text:list-item>
        <text:list-item>
          <text:p text:style-name="P5"><text:span text:style-name="T7">Kartın ID adresini öğrenmek için</text:span></text:p>
        </text:list-item>
      </text:list>
      <text:p text:style-name="P6"><text:a xlink:href="https://www.youtube.com/watch?v=93iw6iXLm-0&amp;feature=youtu.be"><text:span text:style-name="T8">https://www.youtube.com/watch?v=93iw6iXLm-0&amp;feature=youtu.be</text:span></text:a><text:span text:style-name="T9"/></text:p>
      <text:list text:style-name="L7">
        <text:list-item>
          <text:p text:style-name="P7"><text:span text:style-name="T9">ardunio kurulumu</text:span></text:p>
        </text:list-item>
      </text:list>
      <text:p text:style-name="P8"><text:a xlink:href="https://gelecegiyazanlar.turkcell.com.tr/konu/arduino/egitim/arduino-101/windows-icin-arduino-kurulumu"><text:span text:style-name="T10">https://gelecegiyazanlar.turkcell.com.tr/konu/arduino/egitim/arduino-101/windows-icin-arduino-kurulumu</text:span></text:a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10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